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tabela_5f_comeco" style:display-name="tabela_comeco" style:family="table">
      <style:table-properties style:width="19.295cm" fo:margin-left="0cm" table:align="left"/>
    </style:style>
    <style:style style:name="tabela_5f_comeco.A" style:display-name="tabela_comeco.A" style:family="table-column">
      <style:table-column-properties style:column-width="6.766cm"/>
    </style:style>
    <style:style style:name="tabela_5f_comeco.B" style:display-name="tabela_comeco.B" style:family="table-column">
      <style:table-column-properties style:column-width="6.595cm"/>
    </style:style>
    <style:style style:name="tabela_5f_comeco.C" style:display-name="tabela_comeco.C" style:family="table-column">
      <style:table-column-properties style:column-width="5.934cm"/>
    </style:style>
    <style:style style:name="tabela_5f_comeco.A1" style:display-name="tabela_comeco.A1" style:family="table-cell">
      <style:table-cell-properties style:border-line-width-left="0.002cm 0.004cm 0.002cm" style:border-line-width-top="0.002cm 0.004cm 0.002cm" fo:padding="0.049cm" fo:border-left="0.2pt double #87ceeb" fo:border-right="none" fo:border-top="0.2pt double #87ceeb" fo:border-bottom="none" style:writing-mode="page"/>
    </style:style>
    <style:style style:name="tabela_5f_comeco.B1" style:display-name="tabela_comeco.B1" style:family="table-cell">
      <style:table-cell-properties style:border-line-width-top="0.002cm 0.004cm 0.002cm" fo:padding="0.049cm" fo:border-left="none" fo:border-right="none" fo:border-top="0.2pt double #87ceeb" fo:border-bottom="none" style:writing-mode="page"/>
    </style:style>
    <style:style style:name="tabela_5f_comeco.C1" style:display-name="tabela_comeco.C1" style:family="table-cell">
      <style:table-cell-properties style:border-line-width-right="0.002cm 0.004cm 0.002cm" style:border-line-width-top="0.002cm 0.004cm 0.002cm" fo:padding="0.049cm" fo:border-left="none" fo:border-right="0.2pt double #87ceeb" fo:border-top="0.2pt double #87ceeb" fo:border-bottom="none" style:writing-mode="page"/>
    </style:style>
    <style:style style:name="tabela_5f_comeco.A2" style:display-name="tabela_comeco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_5f_comeco.B2" style:display-name="tabela_comeco.B2" style:family="table-cell">
      <style:table-cell-properties fo:padding="0.049cm" fo:border="none" style:writing-mode="page"/>
    </style:style>
    <style:style style:name="tabela_5f_comeco.C2" style:display-name="tabela_comeco.C2" style:family="table-cell">
      <style:table-cell-properties style:vertical-align="" style:border-line-width-right="0.002cm 0.004cm 0.002cm" fo:padding="0.049cm" fo:border-left="none" fo:border-right="0.2pt double #87ceeb" fo:border-top="none" fo:border-bottom="none" style:writing-mode="page"/>
    </style:style>
    <style:style style:name="tabela_5f_comeco.C3" style:display-name="tabela_comeco.C3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_5f_comeco.A4" style:display-name="tabela_comeco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_5f_comeco.B4" style:display-name="tabela_comeco.B4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_5f_comeco.C4" style:display-name="tabela_comeco.C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SEGURADORA" style:family="table">
      <style:table-properties style:width="19.3cm" fo:margin-left="0cm" table:align="left" fo:background-color="transparent">
        <style:background-image/>
      </style:table-properties>
    </style:style>
    <style:style style:name="SEGURADORA.A" style:family="table-column">
      <style:table-column-properties style:column-width="6.766cm"/>
    </style:style>
    <style:style style:name="SEGURADORA.B" style:family="table-column">
      <style:table-column-properties style:column-width="12.534cm"/>
    </style:style>
    <style:style style:name="SEGURADORA.1" style:family="table-row">
      <style:table-row-properties fo:background-color="transparent">
        <style:background-image/>
      </style:table-row-properties>
    </style:style>
    <style:style style:name="SEGURADORA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SEGURADORA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SEGURADORA.B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SEGURADORA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SEGURADORA.B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2" style:family="table">
      <style:table-properties style:width="19.295cm" fo:margin-left="0cm" table:align="left"/>
    </style:style>
    <style:style style:name="Tabela2.A" style:family="table-column">
      <style:table-column-properties style:column-width="6.766cm"/>
    </style:style>
    <style:style style:name="Tabela2.B" style:family="table-column">
      <style:table-column-properties style:column-width="6.595cm"/>
    </style:style>
    <style:style style:name="Tabela2.C" style:family="table-column">
      <style:table-column-properties style:column-width="5.934cm"/>
    </style:style>
    <style:style style:name="Tabela2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2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2.B2" style:family="table-cell">
      <style:table-cell-properties fo:padding="0.049cm" fo:border="none" style:writing-mode="page"/>
    </style:style>
    <style:style style:name="Tabela2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2.3" style:family="table-row">
      <style:table-row-properties style:min-row-height="0.833cm"/>
    </style:style>
    <style:style style:name="Tabela2.4" style:family="table-row">
      <style:table-row-properties style:min-row-height="0.617cm"/>
    </style:style>
    <style:style style:name="Tabela2.A8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2.B8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2.C8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1" style:family="table">
      <style:table-properties style:width="19.295cm" fo:margin-left="0cm" table:align="left"/>
    </style:style>
    <style:style style:name="Tabela1.A" style:family="table-column">
      <style:table-column-properties style:column-width="6.766cm"/>
    </style:style>
    <style:style style:name="Tabela1.B" style:family="table-column">
      <style:table-column-properties style:column-width="12.529cm"/>
    </style:style>
    <style:style style:name="Tabela1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1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1.B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1.A7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1.B7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3" style:family="table">
      <style:table-properties style:width="19.295cm" fo:margin-left="0cm" table:align="left"/>
    </style:style>
    <style:style style:name="Tabela3.A" style:family="table-column">
      <style:table-column-properties style:column-width="6.766cm"/>
    </style:style>
    <style:style style:name="Tabela3.B" style:family="table-column">
      <style:table-column-properties style:column-width="6.595cm"/>
    </style:style>
    <style:style style:name="Tabela3.C" style:family="table-column">
      <style:table-column-properties style:column-width="5.934cm"/>
    </style:style>
    <style:style style:name="Tabela3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3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3.B2" style:family="table-cell">
      <style:table-cell-properties fo:padding="0.049cm" fo:border="none" style:writing-mode="page"/>
    </style:style>
    <style:style style:name="Tabela3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3.A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7ceeb" fo:border-right="0.2pt double #87ceeb" fo:border-top="none" fo:border-bottom="0.2pt double #87ceeb" style:writing-mode="page"/>
    </style:style>
    <style:style style:name="Tabela4" style:family="table">
      <style:table-properties style:width="19.295cm" fo:margin-left="0cm" table:align="left"/>
    </style:style>
    <style:style style:name="Tabela4.A" style:family="table-column">
      <style:table-column-properties style:column-width="6.766cm"/>
    </style:style>
    <style:style style:name="Tabela4.B" style:family="table-column">
      <style:table-column-properties style:column-width="5.593cm"/>
    </style:style>
    <style:style style:name="Tabela4.C" style:family="table-column">
      <style:table-column-properties style:column-width="6.936cm"/>
    </style:style>
    <style:style style:name="Tabela4.A1" style:family="table-cell">
      <style:table-cell-properties style:border-line-width-left="0.002cm 0.004cm 0.002cm" style:border-line-width-right="0.002cm 0.004cm 0.002cm" style:border-line-width-top="0.002cm 0.004cm 0.002cm" fo:padding="0.049cm" fo:border-left="0.2pt double #87ceeb" fo:border-right="0.2pt double #87ceeb" fo:border-top="0.2pt double #87ceeb" fo:border-bottom="none" style:writing-mode="page"/>
    </style:style>
    <style:style style:name="Tabela4.A2" style:family="table-cell">
      <style:table-cell-properties style:border-line-width-left="0.002cm 0.004cm 0.002cm" fo:padding="0.049cm" fo:border-left="0.2pt double #87ceeb" fo:border-right="none" fo:border-top="none" fo:border-bottom="none" style:writing-mode="page"/>
    </style:style>
    <style:style style:name="Tabela4.B2" style:family="table-cell">
      <style:table-cell-properties fo:padding="0.049cm" fo:border="none" style:writing-mode="page"/>
    </style:style>
    <style:style style:name="Tabela4.C2" style:family="table-cell">
      <style:table-cell-properties style:border-line-width-right="0.002cm 0.004cm 0.002cm" fo:padding="0.049cm" fo:border-left="none" fo:border-right="0.2pt double #87ceeb" fo:border-top="none" fo:border-bottom="none" style:writing-mode="page"/>
    </style:style>
    <style:style style:name="Tabela4.A4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4.B4" style:family="table-cell">
      <style:table-cell-properties style:border-line-width-bottom="0.002cm 0.004cm 0.002cm" fo:padding="0.049cm" fo:border-left="none" fo:border-right="none" fo:border-top="none" fo:border-bottom="0.2pt double #87ceeb" style:writing-mode="page"/>
    </style:style>
    <style:style style:name="Tabela4.C4" style:family="table-cell">
      <style:table-cell-properties style:border-line-width-right="0.002cm 0.004cm 0.002cm" style:border-line-width-bottom="0.002cm 0.004cm 0.002cm" fo:padding="0.049cm" fo:border-left="none" fo:border-right="0.2pt double #87ceeb" fo:border-top="none" fo:border-bottom="0.2pt double #87ceeb" style:writing-mode="page"/>
    </style:style>
    <style:style style:name="Tabela6" style:family="table">
      <style:table-properties style:width="19.295cm" fo:margin-left="0cm" table:align="left"/>
    </style:style>
    <style:style style:name="Tabela6.A" style:family="table-column">
      <style:table-column-properties style:column-width="6.255cm"/>
    </style:style>
    <style:style style:name="Tabela6.B" style:family="table-column">
      <style:table-column-properties style:column-width="6.105cm"/>
    </style:style>
    <style:style style:name="Tabela6.C" style:family="table-column">
      <style:table-column-properties style:column-width="6.936cm"/>
    </style:style>
    <style:style style:name="Tabela6.1" style:family="table-row">
      <style:table-row-properties style:min-row-height="0.453cm"/>
    </style:style>
    <style:style style:name="Tabela6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87ceeb" fo:border-right="none" fo:border-top="0.2pt double #87ceeb" fo:border-bottom="0.2pt double #87ceeb" style:writing-mode="page"/>
    </style:style>
    <style:style style:name="Tabela6.C1" style:family="table-cell">
      <style:table-cell-properties style:border-line-width="0.002cm 0.004cm 0.002cm" fo:padding="0.049cm" fo:border="0.2pt double #87ceeb" style:writing-mode="page"/>
    </style:style>
    <style:style style:name="Tabela6.A2" style:family="table-cell">
      <style:table-cell-properties style:border-line-width-left="0.002cm 0.004cm 0.002cm" style:border-line-width-bottom="0.002cm 0.004cm 0.002cm" fo:padding="0.049cm" fo:border-left="0.2pt double #87ceeb" fo:border-right="none" fo:border-top="none" fo:border-bottom="0.2pt double #87ceeb" style:writing-mode="page"/>
    </style:style>
    <style:style style:name="Tabela6.C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7ceeb" fo:border-right="0.2pt double #87ceeb" fo:border-top="none" fo:border-bottom="0.2pt double #87ceeb" style:writing-mode="page"/>
    </style:style>
    <style:style style:name="Tabela6.4" style:family="table-row">
      <style:table-row-properties style:min-row-height="0.631cm"/>
    </style:style>
    <style:style style:name="Tabela6.5" style:family="table-row">
      <style:table-row-properties style:min-row-height="0.605cm"/>
    </style:style>
    <style:style style:name="P1" style:family="paragraph" style:parent-style-name="Header">
      <style:paragraph-properties fo:text-align="start" style:justify-single-word="false"/>
      <style:text-properties officeooo:paragraph-rsid="00253de5"/>
    </style:style>
    <style:style style:name="P2" style:family="paragraph" style:parent-style-name="Standard"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officeooo:rsid="000bf71a" officeooo:paragraph-rsid="001a2709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paragraph-rsid="0017a43a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paragraph-rsid="001a270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fo:font-size="10pt" officeooo:rsid="000bf71a" officeooo:paragraph-rsid="000bf71a" style:font-size-asian="10pt" style:font-size-complex="10pt"/>
    </style:style>
    <style:style style:name="P13" style:family="paragraph" style:parent-style-name="Standard">
      <style:text-properties fo:font-size="10pt" officeooo:rsid="000bf71a" officeooo:paragraph-rsid="0017a43a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font-size="10pt" fo:font-weight="normal" officeooo:rsid="000bf71a" officeooo:paragraph-rsid="001a270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weight="bold" officeooo:paragraph-rsid="000bf71a" style:font-weight-asian="bold" style:font-weight-complex="bold"/>
    </style:style>
    <style:style style:name="T1" style:family="text">
      <style:text-properties fo:font-size="11pt" officeooo:rsid="000bf71a" style:font-size-asian="11pt" style:font-size-complex="11pt"/>
    </style:style>
    <style:style style:name="T2" style:family="text">
      <style:text-properties fo:font-size="11pt" fo:font-weight="bold" officeooo:rsid="000bf71a" style:font-size-asian="11pt" style:font-weight-asian="bold" style:font-size-complex="11pt" style:font-weight-complex="bold"/>
    </style:style>
    <style:style style:name="T3" style:family="text">
      <style:text-properties style:text-line-through-style="none" style:text-line-through-type="none" style:font-name="arial" fo:font-size="11pt" style:text-underline-style="none" fo:font-weight="bold" officeooo:rsid="000bf71a" style:text-blinking="false" style:font-size-asian="11pt" style:font-weight-asian="bold" style:font-size-complex="11pt" style:font-weight-complex="bold"/>
    </style:style>
    <style:style style:name="T4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T5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T6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bf71a" style:font-weight-asian="normal" style:font-weight-complex="normal"/>
    </style:style>
    <style:style style:name="T12" style:family="text">
      <style:text-properties fo:font-weight="normal" officeooo:rsid="000d4bbc"/>
    </style:style>
    <style:style style:name="T13" style:family="text">
      <style:text-properties officeooo:rsid="000d4bbc"/>
    </style:style>
    <style:style style:name="T14" style:family="text">
      <style:text-properties fo:font-style="normal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style:font-weight-asian="normal" style:font-weight-complex="normal"/>
    </style:style>
    <style:style style:name="T17" style:family="text">
      <style:text-properties officeooo:rsid="0017a43a"/>
    </style:style>
    <style:style style:name="T18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_comeco" table:style-name="tabela_5f_comeco">
        <table:table-column table:style-name="tabela_5f_comeco.A"/>
        <table:table-column table:style-name="tabela_5f_comeco.B"/>
        <table:table-column table:style-name="tabela_5f_comeco.C"/>
        <table:table-row>
          <table:table-cell table:style-name="tabela_5f_comeco.A1" office:value-type="string">
            <text:p text:style-name="P9">Produto: <text:span text:style-name="T9"><text:text-input text:description="produto">${produto!}</text:text-input></text:span></text:p>
          </table:table-cell>
          <table:table-cell table:style-name="tabela_5f_comeco.B1" office:value-type="string">
            <text:p text:style-name="P9">Processo Susep <text:span text:style-name="T17">N</text:span>º: <text:span text:style-name="T9"><text:text-input text:description="processoSusep">${processoSusep!}</text:text-input></text:span></text:p>
          </table:table-cell>
          <table:table-cell table:style-name="tabela_5f_comeco.C1" office:value-type="string">
            <text:p text:style-name="P9">Código Ramo: <text:span text:style-name="T9"><text:text-input text:description="codigoRamo">${codigoRamo!}</text:text-input></text:span></text:p>
          </table:table-cell>
        </table:table-row>
        <table:table-row>
          <table:table-cell table:style-name="tabela_5f_comeco.A2" office:value-type="string">
            <text:p text:style-name="P9">Proposta: <text:span text:style-name="T9"><text:text-input text:description="proposta">${proposta!}</text:text-input></text:span></text:p>
          </table:table-cell>
          <table:table-cell table:style-name="tabela_5f_comeco.B2" office:value-type="string">
            <text:p text:style-name="P9">Renova Apólice Nº: <text:span text:style-name="T9"><text:text-input text:description="renovaApolice">${apoliceRenovar!}</text:text-input></text:span></text:p>
          </table:table-cell>
          <table:table-cell table:style-name="tabela_5f_comeco.C2" office:value-type="string">
            <text:p text:style-name="P14"/>
          </table:table-cell>
        </table:table-row>
        <table:table-row>
          <table:table-cell table:style-name="tabela_5f_comeco.A2" office:value-type="string">
            <text:p text:style-name="P9">Endosso: <text:span text:style-name="T9"><text:text-input text:description="endosso">${endosso!}</text:text-input></text:span></text:p>
          </table:table-cell>
          <table:table-cell table:style-name="tabela_5f_comeco.B2" office:value-type="string">
            <text:p text:style-name="P9">Data de Emissão: <text:span text:style-name="T9"><text:text-input text:description="dataEmissao">${dataEmissao!}</text:text-input></text:span></text:p>
          </table:table-cell>
          <table:table-cell table:style-name="tabela_5f_comeco.C3" office:value-type="string">
            <text:p text:style-name="P14"/>
          </table:table-cell>
        </table:table-row>
        <table:table-row>
          <table:table-cell table:style-name="tabela_5f_comeco.A4" office:value-type="string">
            <text:p text:style-name="P9">Vigência do Seguro: <text:span text:style-name="T9"><text:text-input text:description="vigenciaSeguro">${vigenciaSeguro!}</text:text-input></text:span></text:p>
          </table:table-cell>
          <table:table-cell table:style-name="tabela_5f_comeco.B4" office:value-type="string">
            <text:p text:style-name="P14"/>
          </table:table-cell>
          <table:table-cell table:style-name="tabela_5f_comeco.C4" office:value-type="string">
            <text:p text:style-name="P14"/>
          </table:table-cell>
        </table:table-row>
      </table:table>
      <text:p text:style-name="P3"/>
      <table:table table:name="SEGURADORA" table:style-name="SEGURADORA">
        <table:table-column table:style-name="SEGURADORA.A"/>
        <table:table-column table:style-name="SEGURADORA.B"/>
        <table:table-row table:style-name="SEGURADORA.1">
          <table:table-cell table:style-name="SEGURADORA.A1" table:number-columns-spanned="2" office:value-type="string">
            <text:p text:style-name="P10">SEGURADORA:</text:p>
          </table:table-cell>
          <table:covered-table-cell/>
        </table:table-row>
        <table:table-row table:style-name="SEGURADORA.1">
          <table:table-cell table:style-name="SEGURADORA.A2" office:value-type="string">
            <text:p text:style-name="P5">CNPJ:<text:span text:style-name="T9"> </text:span><text:span text:style-name="T10"><text:text-input text:description="seguradoraCnpj">${seguradora.cnpj!}</text:text-input></text:span><text:span text:style-name="T9"><text:tab/></text:span></text:p>
          </table:table-cell>
          <table:table-cell table:style-name="SEGURADORA.B2" office:value-type="string">
            <text:p text:style-name="P5">Código Susep:<text:span text:style-name="T9"> </text:span><text:span text:style-name="T10"><text:text-input text:description="seguradoraCodigoSusep">${seguradora.codigoSusep!}</text:text-input></text:span></text:p>
          </table:table-cell>
        </table:table-row>
        <table:table-row>
          <table:table-cell table:style-name="SEGURADORA.A2" office:value-type="string">
            <text:p text:style-name="P5">Endereço:<text:span text:style-name="T9"> </text:span><text:span text:style-name="T10"><text:text-input text:description="seguradoraEndereco">${seguradora.endereco!}</text:text-input></text:span></text:p>
          </table:table-cell>
          <table:table-cell table:style-name="SEGURADORA.B2" office:value-type="string">
            <text:p text:style-name="P9"><text:span text:style-name="T9"/></text:p>
          </table:table-cell>
        </table:table-row>
        <table:table-row>
          <table:table-cell table:style-name="SEGURADORA.A4" office:value-type="string">
            <text:p text:style-name="P2">Celular:<text:span text:style-name="T9"> </text:span><text:span text:style-name="T10"><text:text-input text:description="seguradoraCelular">${seguradora.celular!}</text:text-input></text:span></text:p>
          </table:table-cell>
          <table:table-cell table:style-name="SEGURADORA.B4" office:value-type="string">
            <text:p text:style-name="P9"><text:span text:style-name="T9"/>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1">DADOS DO SEGURADO: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">Nome: <text:span text:style-name="T10"><text:text-input text:description="seguradoNome">${segurado.nome!}</text:text-input></text:span></text:p>
          </table:table-cell>
          <table:table-cell table:style-name="Tabela2.B2" office:value-type="string">
            <text:p text:style-name="P2"><text:span text:style-name="T10"/></text:p>
          </table:table-cell>
          <table:table-cell table:style-name="Tabela2.C2" office:value-type="string">
            <text:p text:style-name="P2"><text:span text:style-name="T10"/></text:p>
          </table:table-cell>
        </table:table-row>
        <table:table-row table:style-name="Tabela2.3">
          <table:table-cell table:style-name="Tabela2.A2" office:value-type="string">
            <text:p text:style-name="P2">CPF/CNPJ: <text:span text:style-name="T10"><text:text-input text:description="seguradoCpfCnpj">${segurado.cpfCnpj!}</text:text-input></text:span><text:span text:style-name="T9"><text:s/></text:span></text:p>
          </table:table-cell>
          <table:table-cell table:style-name="Tabela2.B2" office:value-type="string">
            <text:p text:style-name="P2">Data de Nascimento: <text:span text:style-name="T10"><text:text-input text:description="seguradoDataNascimento">${segurado.dataNascimento!}</text:text-input></text:span></text:p>
          </table:table-cell>
          <table:table-cell table:style-name="Tabela2.C2" office:value-type="string">
            <text:p text:style-name="P2">Sexo: <text:span text:style-name="T10"><text:text-input text:description="seguradoSexo">${segurado.sexo!}</text:text-input></text:span></text:p>
          </table:table-cell>
        </table:table-row>
        <table:table-row table:style-name="Tabela2.4">
          <table:table-cell table:style-name="Tabela2.A2" office:value-type="string">
            <text:p text:style-name="P2">Profissão/Atividade: <text:span text:style-name="T10"><text:text-input text:description="seguradoProfAtividade">${segurado.profAtiv!}</text:text-input></text:span></text:p>
          </table:table-cell>
          <table:table-cell table:style-name="Tabela2.B2" office:value-type="string">
            <text:p text:style-name="P16"><text:span text:style-name="T7">Faixa Salarial: </text:span><text:span text:style-name="T9"><text:text-input text:description="seguradoFaixaSalarial">${segurado.salario!}</text:text-input></text:span></text:p>
          </table:table-cell>
          <table:table-cell table:style-name="Tabela2.C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2">Endereço: <text:span text:style-name="T10"><text:text-input text:description="seguradoEndereco">${segurado.endereco!}</text:text-input></text:span></text:p>
          </table:table-cell>
          <table:table-cell table:style-name="Tabela2.B2" office:value-type="string">
            <text:p text:style-name="P2">Nº: <text:span text:style-name="T10"><text:text-input text:description="seguradoNumero">${segurado.numero!}</text:text-input></text:span></text:p>
          </table:table-cell>
          <table:table-cell table:style-name="Tabela2.C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2">Complemento: <text:span text:style-name="T10"><text:text-input text:description="seguradoComp">${segurado.comp!}</text:text-input></text:span></text:p>
          </table:table-cell>
          <table:table-cell table:style-name="Tabela2.B2" office:value-type="string">
            <text:p text:style-name="P2">Bairro: <text:span text:style-name="T10"><text:text-input text:description="seguradoBairro">${segurado.bairro!}</text:text-input></text:span></text:p>
          </table:table-cell>
          <table:table-cell table:style-name="Tabela2.C2" office:value-type="string">
            <text:p text:style-name="P2">CEP: <text:span text:style-name="T10"><text:text-input text:description="seguradoCep">${segurado.cep!}</text:text-input></text:span></text:p>
          </table:table-cell>
        </table:table-row>
        <table:table-row>
          <table:table-cell table:style-name="Tabela2.A2" office:value-type="string">
            <text:p text:style-name="P2">Cidade: <text:span text:style-name="T10"><text:text-input text:description="seguradoCidade">${segurado.cidade!}</text:text-input></text:span></text:p>
          </table:table-cell>
          <table:table-cell table:style-name="Tabela2.B2" office:value-type="string">
            <text:p text:style-name="P2">Estado: <text:span text:style-name="T10"><text:text-input text:description="seguradoEstado">${segurado.estado!}</text:text-input></text:span></text:p>
          </table:table-cell>
          <table:table-cell table:style-name="Tabela2.C2" office:value-type="string">
            <text:p text:style-name="P15"/>
          </table:table-cell>
        </table:table-row>
        <table:table-row>
          <table:table-cell table:style-name="Tabela2.A8" office:value-type="string">
            <text:p text:style-name="P2">Telefone: <text:span text:style-name="T10"><text:text-input text:description="seguradoTelefone">${segurado.telefone!}</text:text-input></text:span></text:p>
          </table:table-cell>
          <table:table-cell table:style-name="Tabela2.B8" office:value-type="string">
            <text:p text:style-name="P2">Celular: <text:span text:style-name="T10"><text:text-input text:description="seguradoCelular">${segurado.celular!}</text:text-input></text:span></text:p>
          </table:table-cell>
          <table:table-cell table:style-name="Tabela2.C8" office:value-type="string">
            <text:p text:style-name="P2">E-mail: <text:span text:style-name="T10"><text:text-input text:description="seguradoEmail">${segurado.email!}</text:text-input></text:span></text:p>
          </table:table-cell>
        </table:table-row>
      </table:table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0">DADOS DO VEÍCULO/FATORES DE RISCOS</text:p>
          </table:table-cell>
          <table:covered-table-cell/>
        </table:table-row>
        <table:table-row>
          <table:table-cell table:style-name="Tabela1.A2" office:value-type="string">
            <text:p text:style-name="P2">Veículo: <text:span text:style-name="T10"><text:text-input text:description="veiculoNome">${veiculo.nome!}</text:text-input></text:span></text:p>
          </table:table-cell>
          <table:table-cell table:style-name="Tabela1.B2" office:value-type="string">
            <text:p text:style-name="P2"><text:span text:style-name="T10"/></text:p>
          </table:table-cell>
        </table:table-row>
        <table:table-row>
          <table:table-cell table:style-name="Tabela1.A2" office:value-type="string">
            <text:p text:style-name="P2">Marca:<text:span text:style-name="T9"> </text:span><text:span text:style-name="T10"><text:text-input text:description="veiculoMarca">${veiculo.marca!}</text:text-input></text:span></text:p>
          </table:table-cell>
          <table:table-cell table:style-name="Tabela1.B2" office:value-type="string">
            <text:p text:style-name="P2"><text:span text:style-name="T14">Ano/Modelo:</text:span><text:span text:style-name="T15"> </text:span><text:span text:style-name="T16"><text:text-input text:description="veiculoAnoModelo">${veiculo.anoModelo!}</text:text-input></text:span></text:p>
          </table:table-cell>
        </table:table-row>
        <table:table-row>
          <table:table-cell table:style-name="Tabela1.A2" office:value-type="string">
            <text:p text:style-name="P2">Zero Km:<text:span text:style-name="T9"> </text:span><text:span text:style-name="T10"><text:text-input text:description="veiculoKm">${veiculo.km!}</text:text-input></text:span></text:p>
          </table:table-cell>
          <table:table-cell table:style-name="Tabela1.B2" office:value-type="string">
            <text:p text:style-name="P2">Data de Saída:<text:span text:style-name="T9"> </text:span><text:span text:style-name="T16"><text:text-input text:description="veiulodataSaida">${veiculo.dataSaida!}</text:text-input></text:span></text:p>
          </table:table-cell>
        </table:table-row>
        <table:table-row>
          <table:table-cell table:style-name="Tabela1.A2" office:value-type="string">
            <text:p text:style-name="P2">Combustível: <text:span text:style-name="T10"><text:text-input text:description="veiculoCombustivel">${veiculo.combustivel!}</text:text-input></text:span></text:p>
          </table:table-cell>
          <table:table-cell table:style-name="Tabela1.B2" office:value-type="string">
            <text:p text:style-name="P2">Categoria:<text:span text:style-name="T10"><text:text-input text:description="veiculoCategoria"> ${veiculo.categoria!}</text:text-input></text:span></text:p>
          </table:table-cell>
        </table:table-row>
        <table:table-row>
          <table:table-cell table:style-name="Tabela1.A2" office:value-type="string">
            <text:p text:style-name="P2">Chassi: <text:span text:style-name="T10"><text:text-input text:description="veiculoChassi">${veiculo.chassi!}</text:text-input></text:span></text:p>
          </table:table-cell>
          <table:table-cell table:style-name="Tabela1.B2" office:value-type="string">
            <text:p text:style-name="P2">Placa: <text:span text:style-name="T10"><text:text-input text:description="veiculoPlaca">${veiculo.placa!}</text:text-input></text:span></text:p>
          </table:table-cell>
        </table:table-row>
        <table:table-row>
          <table:table-cell table:style-name="Tabela1.A7" office:value-type="string">
            <text:p text:style-name="P2">Proprietário: <text:span text:style-name="T10"><text:text-input text:description="veiculoProp">${veiculo.proprietario!}</text:text-input></text:span></text:p>
          </table:table-cell>
          <table:table-cell table:style-name="Tabela1.B7" office:value-type="string">
            <text:p text:style-name="P2"/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2">CONDIÇÕES DE PAGAMENTO: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2">Prêmio do Veículo: <text:span text:style-name="T10"><text:text-input text:description="pagamentoPremio">${pagamento.premio!}</text:text-input></text:span></text:p>
          </table:table-cell>
          <table:table-cell table:style-name="Tabela3.B2" office:value-type="string">
            <text:p text:style-name="P2">Custo Emissão:<text:span text:style-name="T9"> </text:span><text:span text:style-name="T10"><text:text-input text:description="pagamentoJuros"/></text:span><text:span text:style-name="T10"><text:text-input text:description="pagamentoCusto">${pagamento.custo!}</text:text-input></text:span></text:p>
          </table:table-cell>
          <table:table-cell table:style-name="Tabela3.C2" office:value-type="string">
            <text:p text:style-name="P2">Juros Parcelamento:<text:span text:style-name="T9"> </text:span><text:span text:style-name="T10"><text:text-input text:description="pagamentoJuros">${pagamento.juros!}</text:text-input></text:span></text:p>
          </table:table-cell>
        </table:table-row>
        <table:table-row>
          <table:table-cell table:style-name="Tabela3.A2" office:value-type="string">
            <text:p text:style-name="P2">IOF:<text:span text:style-name="T9"> </text:span><text:span text:style-name="T10"><text:text-input text:description="pagamentoIof">${pagamento.iof!}</text:text-input></text:span></text:p>
          </table:table-cell>
          <table:table-cell table:style-name="Tabela3.B2" office:value-type="string">
            <text:p text:style-name="P2">Prêmio Total:<text:span text:style-name="T9"> </text:span><text:span text:style-name="T10"><text:text-input text:description="pagamentoPremioTotal">${pagamento.premioTotal!}</text:text-input></text:span></text:p>
          </table:table-cell>
          <table:table-cell table:style-name="Tabela3.C2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3"><text:span text:style-name="T8">Forma de Pagamento:</text:span><text:span text:style-name="T18"> </text:span><text:span text:style-name="T9"><text:text-input text:description="pagamentoFormaPagamento">${pagamento.formaPagamento!}</text:text-input></text:span></text:p>
          </table:table-cell>
          <table:table-cell table:style-name="Tabela3.B2" office:value-type="string">
            <text:p text:style-name="P13"><text:span text:style-name="T8">Nº Parcelas: </text:span><text:span text:style-name="T9"><text:text-input text:description="pagamentoParcelas">${pagamento.parcelas!}</text:text-input></text:span></text:p>
          </table:table-cell>
          <table:table-cell table:style-name="Tabela3.C2" office:value-type="string">
            <text:p text:style-name="P15"/>
          </table:table-cell>
        </table:table-row>
        <table:table-row>
          <table:table-cell table:style-name="Tabela3.A5" table:number-columns-spanned="3" office:value-type="string">
            <text:p text:style-name="P13">*Em atendimento à Lei nº 12.741/2012, informamos que incidem as alíquotas de 0,65% de PIS/Pasep e de 4% de COFINS sobre os prêmios de seguro, deduzidos do estabelecido em legislação específica.</text:p>
          </table:table-cell>
          <table:covered-table-cell/>
          <table:covered-table-cell/>
        </table:table-row>
      </table:table>
      <text:p text:style-name="P12"><text:tab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5">CORRETOR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5">Nome:<text:span text:style-name="T9"> </text:span><text:span text:style-name="T10"><text:text-input text:description="corretorNome">${corretor.nome!}</text:text-input></text:span></text:p>
          </table:table-cell>
          <table:table-cell table:style-name="Tabela4.B2" office:value-type="string">
            <text:p text:style-name="P9"><text:span text:style-name="T9"/></text:p>
          </table:table-cell>
          <table:table-cell table:style-name="Tabela4.C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5">Susep <text:span text:style-name="T13">N°:</text:span><text:span text:style-name="T12"> </text:span><text:span text:style-name="T10"><text:text-input text:description="corretorSusep">${corretor.susep!}</text:text-input></text:span></text:p>
          </table:table-cell>
          <table:table-cell table:style-name="Tabela4.B2" office:value-type="string">
            <text:p text:style-name="P9"><text:span text:style-name="T9"/></text:p>
          </table:table-cell>
          <table:table-cell table:style-name="Tabela4.C2" office:value-type="string">
            <text:p text:style-name="P15"/>
          </table:table-cell>
        </table:table-row>
        <table:table-row>
          <table:table-cell table:style-name="Tabela4.A4" office:value-type="string">
            <text:p text:style-name="P5">Telefone:<text:span text:style-name="T9"> </text:span><text:span text:style-name="T10"><text:text-input text:description="corretorTelefone">${corretor.telefone!}</text:text-input></text:span></text:p>
          </table:table-cell>
          <table:table-cell table:style-name="Tabela4.B4" office:value-type="string">
            <text:p text:style-name="P5">E-mail: <text:span text:style-name="T11"><text:text-input text:description="corretorEmail">${corretor.email!}</text:text-input></text:span></text:p>
          </table:table-cell>
          <table:table-cell table:style-name="Tabela4.C4" office:value-type="string">
            <text:p text:style-name="Standard"/>
          </table:table-cell>
        </table:table-row>
      </table:table>
      <text:p text:style-name="P5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7">COBERTURAS CONTRATADAS</text:p>
          </table:table-cell>
          <table:table-cell table:style-name="Tabela6.A1" office:value-type="string">
            <text:p text:style-name="P6">PRÊMIO</text:p>
          </table:table-cell>
          <table:table-cell table:style-name="Tabela6.C1" office:value-type="string">
            <text:p text:style-name="P6">CAPITAL SEGURADO</text:p>
          </table:table-cell>
        </table:table-row>
        <table:table-row>
          <table:table-cell table:style-name="Tabela6.A2" office:value-type="string">
            <text:p text:style-name="P17"><text:text-input text:description="coberturaContratadas">${coberturaContratadas!}</text:text-input></text:p>
          </table:table-cell>
          <table:table-cell table:style-name="Tabela6.A2" office:value-type="string">
            <text:p text:style-name="P17"><text:text-input text:description="premio">${premio!}</text:text-input></text:p>
          </table:table-cell>
          <table:table-cell table:style-name="Tabela6.C2" office:value-type="string">
            <text:p text:style-name="P17"><text:text-input text:description="capitalSegurado">${capitalSegurado!}</text:text-input></text:p>
          </table:table-cell>
        </table:table-row>
        <table:table-row>
          <table:table-cell table:style-name="Tabela6.A2" office:value-type="string">
            <text:p text:style-name="P6">COBERTURA</text:p>
          </table:table-cell>
          <table:table-cell table:style-name="Tabela6.A2" office:value-type="string">
            <text:p text:style-name="P4">FRANQUIA</text:p>
          </table:table-cell>
          <table:table-cell table:style-name="Tabela6.C2" office:value-type="string">
            <text:p text:style-name="P6">TIPO DE FRANQUIA</text:p>
          </table:table-cell>
        </table:table-row>
        <table:table-row table:style-name="Tabela6.4">
          <table:table-cell table:style-name="Tabela6.A2" office:value-type="string">
            <text:p text:style-name="P17"><text:text-input text:description="cobertura">${cobertura!}</text:text-input></text:p>
          </table:table-cell>
          <table:table-cell table:style-name="Tabela6.A2" office:value-type="string">
            <text:p text:style-name="P17"><text:text-input text:description="franquia">${franquia!}</text:text-input></text:p>
          </table:table-cell>
          <table:table-cell table:style-name="Tabela6.C2" office:value-type="string">
            <text:p text:style-name="P6"/>
          </table:table-cell>
        </table:table-row>
        <table:table-row table:style-name="Tabela6.5">
          <table:table-cell table:style-name="Tabela6.A2" office:value-type="string">
            <text:p text:style-name="P6">ASSISTÊNCIA CONTRATADA<text:tab/></text:p>
          </table:table-cell>
          <table:table-cell table:style-name="Tabela6.A2" office:value-type="string">
            <text:p text:style-name="P6">TELEFONE PARA ACIONAMENTO</text:p>
          </table:table-cell>
          <table:table-cell table:style-name="Tabela6.C2" office:value-type="string">
            <text:p text:style-name="P6"/>
          </table:table-cell>
        </table:table-row>
        <table:table-row>
          <table:table-cell table:style-name="Tabela6.A2" office:value-type="string">
            <text:p text:style-name="P17"><text:text-input text:description="assistenciaContratada">${assistenciaContratada!}</text:text-input></text:p>
          </table:table-cell>
          <table:table-cell table:style-name="Tabela6.A2" office:value-type="string">
            <text:p text:style-name="P17"><text:text-input text:description="telefoneAcionamento">${telefoneAcionamento!}</text:text-input></text:p>
          </table:table-cell>
          <table:table-cell table:style-name="Tabela6.C2" office:value-type="string">
            <text:p text:style-name="P6"/>
          </table:table-cell>
        </table:table-row>
      </table:table>
      <text:p text:style-name="P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14cm" style:type="center"/>
          <style:tab-stop style:position="18.2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253de5"/>
    </style:style>
    <style:style style:name="MT1" style:family="text">
      <style:text-properties fo:font-size="11pt" officeooo:rsid="000bf71a" style:font-size-asian="11pt" style:font-size-complex="11pt"/>
    </style:style>
    <style:style style:name="MT2" style:family="text">
      <style:text-properties fo:font-size="11pt" fo:font-weight="bold" officeooo:rsid="000bf71a" style:font-size-asian="11pt" style:font-weight-asian="bold" style:font-size-complex="11pt" style:font-weight-complex="bold"/>
    </style:style>
    <style:style style:name="MT3" style:family="text">
      <style:text-properties style:text-line-through-style="none" style:text-line-through-type="none" style:font-name="arial" fo:font-size="11pt" style:text-underline-style="none" fo:font-weight="bold" officeooo:rsid="000bf71a" style:text-blinking="false" style:font-size-asian="11pt" style:font-weight-asian="bold" style:font-size-complex="11pt" style:font-weight-complex="bold"/>
    </style:style>
    <style:style style:name="MT4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MT5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MT6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PÓLICE DE SEGURO </text:span><text:span text:style-name="MT2">Nº </text:span><text:span text:style-name="MT2"><text:text-input text:description="policyNumber">${policyNumber!}</text:text-input></text:span><text:span text:style-name="MT3"><text:s/></text:span><text:span text:style-name="MT4">– THALLYS SEGUROS S/A</text:span><text:span text:style-name="MT5"> </text:span><text:span text:style-name="MT6">SEGURO<text:line-break/>PARA AUTOMÓVEL COM RASTREADOR AUTO RASTREADO DMC MODELO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08:11.718000000</meta:creation-date>
    <dc:date>2024-06-11T11:13:03.366000000</dc:date>
    <meta:editing-duration>PT3H53M49S</meta:editing-duration>
    <meta:editing-cycles>34</meta:editing-cycles>
    <meta:generator>LibreOffice/7.6.7.2$Windows_X86_64 LibreOffice_project/dd47e4b30cb7dab30588d6c79c651f218165e3c5</meta:generator>
    <meta:document-statistic meta:table-count="7" meta:image-count="0" meta:object-count="0" meta:page-count="2" meta:paragraph-count="72" meta:word-count="322" meta:character-count="2274" meta:non-whitespace-character-count="2134"/>
  </office:meta>
</office:document-meta>
</file>